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1849F395A4A8A3C5.png" manifest:media-type="image/png"/>
  <manifest:file-entry manifest:full-path="Pictures/100000000000022900000258D85D64B89C09F8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svg:stroke-color="#ffffff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.7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.9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0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1.1cm"/>
    </style:style>
    <style:style style:name="gr9" style:family="graphic">
      <style:graphic-properties style:protect="size"/>
    </style:style>
    <style:style style:name="gr10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9.689cm, 9.147cm, 9.45cm, 17.703cm)" draw:image-opacity="100%" style:mirror="non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296cm" fo:min-width="0.0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4cm" fo:min-width="0.1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4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7cm" fo:min-width="0.291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422cm" fo:min-width="0.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.3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cm" fo:min-width="0.23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422cm" fo:min-width="0.258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318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3cm" fo:min-width="0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MathJax_Main"/>
    </style:style>
    <style:style style:name="P3" style:family="paragraph">
      <loext:graphic-properties draw:fill="none" draw:fill-color="#ffffff"/>
      <style:paragraph-properties fo:text-align="center"/>
      <style:text-properties style:font-name="MathJax_Main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style:font-name="MathJax_Math" fo:font-size="16pt"/>
    </style:style>
    <style:style style:name="P7" style:family="paragraph">
      <loext:graphic-properties draw:fill="none" draw:fill-color="#ffffff"/>
      <style:text-properties style:font-name="MathJax_Math" fo:font-size="16pt"/>
    </style:style>
    <style:style style:name="P8" style:family="paragraph">
      <style:text-properties style:font-name="MathJax_Main" fo:font-size="10pt"/>
    </style:style>
    <style:style style:name="P9" style:family="paragraph">
      <loext:graphic-properties draw:fill="none" draw:fill-color="#ffffff"/>
      <style:text-properties style:font-name="MathJax_Main" fo:font-size="10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text-properties style:font-name="MathJax_Main" fo:font-size="10pt" fo:letter-spacing="-0.03cm"/>
    </style:style>
    <style:style style:name="P12" style:family="paragraph">
      <loext:graphic-properties draw:fill="none" draw:fill-color="#ffffff"/>
      <style:text-properties style:font-name="MathJax_Main" fo:font-size="10pt" fo:letter-spacing="-0.03cm"/>
    </style:style>
    <style:style style:name="P13" style:family="paragraph">
      <style:text-properties style:font-name="MathJax_Math" fo:font-size="18pt"/>
    </style:style>
    <style:style style:name="P14" style:family="paragraph">
      <loext:graphic-properties draw:fill="none" draw:fill-color="#ffffff"/>
      <style:text-properties style:font-name="MathJax_Math" fo:font-size="18pt"/>
    </style:style>
    <style:style style:name="P15" style:family="paragraph">
      <style:text-properties style:font-name="MathJax_Main" fo:font-size="10.5pt"/>
    </style:style>
    <style:style style:name="P16" style:family="paragraph">
      <loext:graphic-properties draw:fill="none" draw:fill-color="#ffffff"/>
      <style:text-properties style:font-name="MathJax_Main" fo:font-size="10.5pt"/>
    </style:style>
    <style:style style:name="P17" style:family="paragraph">
      <style:text-properties style:font-name="MathJax_Main" fo:font-size="16pt"/>
    </style:style>
    <style:style style:name="P18" style:family="paragraph">
      <loext:graphic-properties draw:fill="none" draw:fill-color="#ffffff"/>
      <style:text-properties style:font-name="MathJax_Main" fo:font-size="16pt"/>
    </style:style>
    <style:style style:name="T1" style:family="text">
      <style:text-properties style:font-name="MathJax_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14.515cm" svg:height="15.749cm" svg:x="5.885cm" svg:y="0cm">
          <draw:image xlink:href="Pictures/100000000000022900000258D85D64B89C09F8AF.png" xlink:type="simple" xlink:show="embed" xlink:actuate="onLoad">
            <text:p/>
          </draw:image>
        </draw:frame>
        <draw:custom-shape draw:style-name="gr2" draw:text-style-name="P1" draw:layer="layout" svg:width="1.2cm" svg:height="0.8cm" svg:x="9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cm" svg:height="0.8cm" svg:x="12.6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0.6cm" svg:x="10.6cm" svg:y="14.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cm" svg:height="0.997cm" svg:x="8.685cm" svg:y="5.115cm">
          <draw:text-box>
            <text:p text:style-name="P2">(<text:span text:style-name="T1">α</text:span>)</text:p>
          </draw:text-box>
        </draw:frame>
        <draw:frame draw:style-name="gr5" draw:text-style-name="P3" draw:layer="layout" svg:width="1.8cm" svg:height="0.997cm" svg:x="12.306cm" svg:y="9.828cm">
          <draw:text-box>
            <text:p text:style-name="P2">(<text:span text:style-name="T1">β</text:span>)</text:p>
          </draw:text-box>
        </draw:frame>
        <draw:frame draw:style-name="gr5" draw:text-style-name="P3" draw:layer="layout" svg:width="1.8cm" svg:height="0.997cm" svg:x="10.2cm" svg:y="14.6cm">
          <draw:text-box>
            <text:p text:style-name="P2">(<text:span text:style-name="T1">γ</text:span>)</text:p>
          </draw:text-box>
        </draw:frame>
        <draw:custom-shape draw:style-name="gr6" draw:text-style-name="P1" draw:layer="layout" svg:width="2.6cm" svg:height="0.8cm" svg:x="6.2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2cm" svg:height="0.997cm" svg:x="5.923cm" svg:y="9.86cm">
          <draw:text-box>
            <text:p text:style-name="P2">{1,3,4,5}</text:p>
          </draw:text-box>
        </draw:frame>
        <draw:custom-shape draw:style-name="gr3" draw:text-style-name="P1" draw:layer="layout" svg:width="1.4cm" svg:height="0.8cm" svg:x="14.676cm" svg:y="14.676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2cm" svg:height="0.997cm" svg:x="13.8cm" svg:y="14.603cm">
          <draw:text-box>
            <text:p text:style-name="P2">{1,5}</text:p>
          </draw:text-box>
        </draw:frame>
        <draw:custom-shape draw:style-name="gr8" draw:text-style-name="P1" draw:layer="layout" svg:width="1.6cm" svg:height="0.6cm" svg:x="17.8cm" svg:y="5.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2cm" svg:height="0.997cm" svg:x="17cm" svg:y="5.2cm">
          <draw:text-box>
            <text:p text:style-name="P2">{1,2}</text:p>
          </draw:text-box>
        </draw:frame>
        <draw:custom-shape draw:style-name="gr6" draw:text-style-name="P1" draw:layer="layout" svg:width="2.6cm" svg:height="0.8cm" svg:x="12.8cm" svg:y="0.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2cm" svg:height="0.997cm" svg:x="12.464cm" svg:y="0.286cm">
          <draw:text-box>
            <text:p text:style-name="P2">{1,2,3,5}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draw:style-name="gr10" draw:text-style-name="P5" draw:layer="layout" svg:width="13.199cm" svg:height="5.199cm" svg:x="7cm" svg:y="5.601cm">
          <draw:image xlink:href="Pictures/1000000000000780000004381849F395A4A8A3C5.png" xlink:type="simple" xlink:show="embed" xlink:actuate="onLoad">
            <text:p/>
          </draw:image>
        </draw:frame>
        <draw:g>
          <draw:custom-shape draw:style-name="gr11" draw:text-style-name="P1" draw:layer="layout" svg:width="0.552cm" svg:height="0.546cm" svg:x="8.337cm" svg:y="7.12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0.798cm" svg:height="0.776cm" svg:x="8.122cm" svg:y="6.987cm">
            <draw:text-box>
              <text:p text:style-name="P6">a</text:p>
            </draw:text-box>
          </draw:frame>
          <draw:frame draw:style-name="gr12" draw:text-style-name="P9" draw:layer="layout" svg:width="0.68cm" svg:height="0.666cm" svg:x="8.413cm" svg:y="7.173cm">
            <draw:text-box>
              <text:p text:style-name="P8">2</text:p>
            </draw:text-box>
          </draw:frame>
        </draw:g>
        <draw:g>
          <draw:custom-shape draw:style-name="gr11" draw:text-style-name="P1" draw:layer="layout" svg:width="0.552cm" svg:height="0.546cm" svg:x="9.615cm" svg:y="7.12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0.798cm" svg:height="0.776cm" svg:x="9.4cm" svg:y="6.987cm">
            <draw:text-box>
              <text:p text:style-name="P6">a</text:p>
            </draw:text-box>
          </draw:frame>
          <draw:frame draw:style-name="gr12" draw:text-style-name="P9" draw:layer="layout" svg:width="0.68cm" svg:height="0.666cm" svg:x="9.691cm" svg:y="7.173cm">
            <draw:text-box>
              <text:p text:style-name="P8">4</text:p>
            </draw:text-box>
          </draw:frame>
        </draw:g>
        <draw:g>
          <draw:custom-shape draw:style-name="gr13" draw:text-style-name="P10" draw:layer="layout" svg:width="0.6cm" svg:height="0.6cm" svg:x="12cm" svg:y="7.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1" draw:layer="layout" svg:width="0.552cm" svg:height="0.546cm" svg:x="12.044cm" svg:y="7.127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7" draw:layer="layout" svg:width="0.798cm" svg:height="0.776cm" svg:x="11.829cm" svg:y="6.987cm">
              <draw:text-box>
                <text:p text:style-name="P6">a</text:p>
              </draw:text-box>
            </draw:frame>
            <draw:frame draw:style-name="gr12" draw:text-style-name="P9" draw:layer="layout" svg:width="0.68cm" svg:height="0.666cm" svg:x="12.12cm" svg:y="7.173cm">
              <draw:text-box>
                <text:p text:style-name="P8">7</text:p>
              </draw:text-box>
            </draw:frame>
          </draw:g>
        </draw:g>
        <draw:g>
          <draw:custom-shape draw:style-name="gr13" draw:text-style-name="P10" draw:layer="layout" svg:width="0.6cm" svg:height="0.6cm" svg:x="13.267cm" svg:y="7.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1" draw:layer="layout" svg:width="0.552cm" svg:height="0.546cm" svg:x="13.311cm" svg:y="7.127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7" draw:layer="layout" svg:width="0.798cm" svg:height="0.776cm" svg:x="13.096cm" svg:y="6.987cm">
              <draw:text-box>
                <text:p text:style-name="P6">a</text:p>
              </draw:text-box>
            </draw:frame>
            <draw:frame draw:style-name="gr12" draw:text-style-name="P9" draw:layer="layout" svg:width="0.68cm" svg:height="0.666cm" svg:x="13.387cm" svg:y="7.173cm">
              <draw:text-box>
                <text:p text:style-name="P8">9</text:p>
              </draw:text-box>
            </draw:frame>
          </draw:g>
        </draw:g>
        <draw:g>
          <draw:custom-shape draw:style-name="gr14" draw:text-style-name="P10" draw:layer="layout" svg:width="0.688cm" svg:height="0.69cm" svg:x="14.435cm" svg:y="7.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1" draw:layer="layout" svg:width="0.552cm" svg:height="0.546cm" svg:x="14.479cm" svg:y="7.1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5" draw:text-style-name="P7" draw:layer="layout" svg:width="0.798cm" svg:height="0.776cm" svg:x="14.243cm" svg:y="6.973cm">
              <draw:text-box>
                <text:p text:style-name="P6">a</text:p>
              </draw:text-box>
            </draw:frame>
            <draw:frame draw:style-name="gr16" draw:text-style-name="P12" draw:layer="layout" svg:width="1.039cm" svg:height="0.666cm" svg:x="14.49cm" svg:y="7.173cm">
              <draw:text-box>
                <text:p text:style-name="P11">11</text:p>
              </draw:text-box>
            </draw:frame>
          </draw:g>
        </draw:g>
        <draw:g>
          <draw:custom-shape draw:style-name="gr17" draw:text-style-name="P1" draw:layer="layout" svg:width="0.68cm" svg:height="0.672cm" svg:x="7.833cm" svg:y="9.00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4" draw:layer="layout" svg:width="0.982cm" svg:height="0.955cm" svg:x="7.569cm" svg:y="8.829cm">
            <draw:text-box>
              <text:p text:style-name="P13">a</text:p>
            </draw:text-box>
          </draw:frame>
          <draw:frame draw:style-name="gr19" draw:text-style-name="P16" draw:layer="layout" svg:width="0.837cm" svg:height="0.82cm" svg:x="7.927cm" svg:y="9.058cm">
            <draw:text-box>
              <text:p text:style-name="P15">1</text:p>
            </draw:text-box>
          </draw:frame>
        </draw:g>
        <draw:g>
          <draw:custom-shape draw:style-name="gr17" draw:text-style-name="P1" draw:layer="layout" svg:width="0.68cm" svg:height="0.672cm" svg:x="8.983cm" svg:y="9.00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4" draw:layer="layout" svg:width="0.982cm" svg:height="0.955cm" svg:x="8.719cm" svg:y="8.829cm">
            <draw:text-box>
              <text:p text:style-name="P13">a</text:p>
            </draw:text-box>
          </draw:frame>
          <draw:frame draw:style-name="gr19" draw:text-style-name="P16" draw:layer="layout" svg:width="0.837cm" svg:height="0.82cm" svg:x="9.077cm" svg:y="9.058cm">
            <draw:text-box>
              <text:p text:style-name="P15">3</text:p>
            </draw:text-box>
          </draw:frame>
        </draw:g>
        <draw:g>
          <draw:custom-shape draw:style-name="gr17" draw:text-style-name="P1" draw:layer="layout" svg:width="0.68cm" svg:height="0.672cm" svg:x="10.178cm" svg:y="9.00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4" draw:layer="layout" svg:width="0.982cm" svg:height="0.955cm" svg:x="9.914cm" svg:y="8.829cm">
            <draw:text-box>
              <text:p text:style-name="P13">a</text:p>
            </draw:text-box>
          </draw:frame>
          <draw:frame draw:style-name="gr19" draw:text-style-name="P16" draw:layer="layout" svg:width="0.837cm" svg:height="0.82cm" svg:x="10.272cm" svg:y="9.058cm">
            <draw:text-box>
              <text:p text:style-name="P15">5</text:p>
            </draw:text-box>
          </draw:frame>
        </draw:g>
        <draw:g>
          <draw:custom-shape draw:style-name="gr17" draw:text-style-name="P1" draw:layer="layout" svg:width="0.68cm" svg:height="0.672cm" svg:x="11.469cm" svg:y="9.00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4" draw:layer="layout" svg:width="0.982cm" svg:height="0.955cm" svg:x="11.205cm" svg:y="8.829cm">
            <draw:text-box>
              <text:p text:style-name="P13">a</text:p>
            </draw:text-box>
          </draw:frame>
          <draw:frame draw:style-name="gr19" draw:text-style-name="P16" draw:layer="layout" svg:width="0.837cm" svg:height="0.82cm" svg:x="11.563cm" svg:y="9.058cm">
            <draw:text-box>
              <text:p text:style-name="P15">6</text:p>
            </draw:text-box>
          </draw:frame>
        </draw:g>
        <draw:g>
          <draw:custom-shape draw:style-name="gr17" draw:text-style-name="P1" draw:layer="layout" svg:width="0.68cm" svg:height="0.672cm" svg:x="12.735cm" svg:y="9.00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4" draw:layer="layout" svg:width="0.982cm" svg:height="0.955cm" svg:x="12.471cm" svg:y="8.829cm">
            <draw:text-box>
              <text:p text:style-name="P13">a</text:p>
            </draw:text-box>
          </draw:frame>
          <draw:frame draw:style-name="gr19" draw:text-style-name="P16" draw:layer="layout" svg:width="0.837cm" svg:height="0.82cm" svg:x="12.829cm" svg:y="9.058cm">
            <draw:text-box>
              <text:p text:style-name="P15">8</text:p>
            </draw:text-box>
          </draw:frame>
        </draw:g>
        <draw:g>
          <draw:custom-shape draw:style-name="gr20" draw:text-style-name="P1" draw:layer="layout" svg:width="0.758cm" svg:height="0.672cm" svg:x="13.869cm" svg:y="9.00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4" draw:layer="layout" svg:width="0.982cm" svg:height="0.955cm" svg:x="13.605cm" svg:y="8.829cm">
            <draw:text-box>
              <text:p text:style-name="P13">a</text:p>
            </draw:text-box>
          </draw:frame>
          <draw:frame draw:style-name="gr19" draw:text-style-name="P16" draw:layer="layout" svg:width="1.237cm" svg:height="0.82cm" svg:x="13.963cm" svg:y="9.058cm">
            <draw:text-box>
              <text:p text:style-name="P15">10</text:p>
            </draw:text-box>
          </draw:frame>
        </draw:g>
        <draw:g>
          <draw:custom-shape draw:style-name="gr20" draw:text-style-name="P1" draw:layer="layout" svg:width="0.758cm" svg:height="0.672cm" svg:x="15.032cm" svg:y="9.00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4" draw:layer="layout" svg:width="0.982cm" svg:height="0.955cm" svg:x="14.768cm" svg:y="8.829cm">
            <draw:text-box>
              <text:p text:style-name="P13">a</text:p>
            </draw:text-box>
          </draw:frame>
          <draw:frame draw:style-name="gr19" draw:text-style-name="P16" draw:layer="layout" svg:width="1.237cm" svg:height="0.82cm" svg:x="15.126cm" svg:y="9.058cm">
            <draw:text-box>
              <text:p text:style-name="P15">12</text:p>
            </draw:text-box>
          </draw:frame>
        </draw:g>
        <draw:g>
          <draw:custom-shape draw:style-name="gr20" draw:text-style-name="P1" draw:layer="layout" svg:width="0.758cm" svg:height="0.672cm" svg:x="16.25cm" svg:y="9.002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4" draw:layer="layout" svg:width="0.982cm" svg:height="0.955cm" svg:x="15.986cm" svg:y="8.829cm">
            <draw:text-box>
              <text:p text:style-name="P13">a</text:p>
            </draw:text-box>
          </draw:frame>
          <draw:frame draw:style-name="gr19" draw:text-style-name="P16" draw:layer="layout" svg:width="1.237cm" svg:height="0.82cm" svg:x="16.344cm" svg:y="9.058cm">
            <draw:text-box>
              <text:p text:style-name="P15">13</text:p>
            </draw:text-box>
          </draw:frame>
        </draw:g>
        <draw:g>
          <draw:custom-shape draw:style-name="gr21" draw:text-style-name="P1" draw:layer="layout" svg:width="0.896cm" svg:height="0.568cm" svg:x="7.617cm" svg:y="9.7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8" draw:layer="layout" svg:width="1.748cm" svg:height="0.911cm" svg:x="7.157cm" svg:y="9.535cm">
            <draw:text-box>
              <text:p text:style-name="P17">(Do)</text:p>
            </draw:text-box>
          </draw:frame>
        </draw:g>
        <draw:g>
          <draw:custom-shape draw:style-name="gr21" draw:text-style-name="P1" draw:layer="layout" svg:width="0.896cm" svg:height="0.568cm" svg:x="8.824cm" svg:y="9.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8" draw:layer="layout" svg:width="1.167cm" svg:height="0.911cm" svg:x="8.659cm" svg:y="9.535cm">
            <draw:text-box>
              <text:p text:style-name="P17">Re</text:p>
            </draw:text-box>
          </draw:frame>
        </draw:g>
        <draw:g>
          <draw:custom-shape draw:style-name="gr21" draw:text-style-name="P1" draw:layer="layout" svg:width="0.896cm" svg:height="0.568cm" svg:x="10.017cm" svg:y="9.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8" draw:layer="layout" svg:width="1.615cm" svg:height="0.911cm" svg:x="9.695cm" svg:y="9.535cm">
            <draw:text-box>
              <text:p text:style-name="P17">(Mi)</text:p>
            </draw:text-box>
          </draw:frame>
        </draw:g>
        <draw:g>
          <draw:custom-shape draw:style-name="gr21" draw:text-style-name="P1" draw:layer="layout" svg:width="0.896cm" svg:height="0.568cm" svg:x="11.329cm" svg:y="9.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8" draw:layer="layout" svg:width="1.154cm" svg:height="0.911cm" svg:x="11.164cm" svg:y="9.535cm">
            <draw:text-box>
              <text:p text:style-name="P17">Fa</text:p>
            </draw:text-box>
          </draw:frame>
        </draw:g>
        <draw:g>
          <draw:custom-shape draw:style-name="gr21" draw:text-style-name="P1" draw:layer="layout" svg:width="0.896cm" svg:height="0.568cm" svg:x="12.497cm" svg:y="9.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8" draw:layer="layout" svg:width="1.696cm" svg:height="0.911cm" svg:x="12.085cm" svg:y="9.535cm">
            <draw:text-box>
              <text:p text:style-name="P17">(Sol)</text:p>
            </draw:text-box>
          </draw:frame>
        </draw:g>
        <draw:g>
          <draw:custom-shape draw:style-name="gr21" draw:text-style-name="P1" draw:layer="layout" svg:width="0.896cm" svg:height="0.568cm" svg:x="13.773cm" svg:y="9.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8" draw:layer="layout" svg:width="1.137cm" svg:height="0.911cm" svg:x="13.608cm" svg:y="9.535cm">
            <draw:text-box>
              <text:p text:style-name="P17">La</text:p>
            </draw:text-box>
          </draw:frame>
        </draw:g>
        <draw:g>
          <draw:custom-shape draw:style-name="gr21" draw:text-style-name="P1" draw:layer="layout" svg:width="0.896cm" svg:height="0.568cm" svg:x="15.033cm" svg:y="9.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8" draw:layer="layout" svg:width="1.065cm" svg:height="0.911cm" svg:x="14.868cm" svg:y="9.535cm">
            <draw:text-box>
              <text:p text:style-name="P17">Ti</text:p>
            </draw:text-box>
          </draw:frame>
        </draw:g>
        <draw:g>
          <draw:custom-shape draw:style-name="gr21" draw:text-style-name="P1" draw:layer="layout" svg:width="0.896cm" svg:height="0.568cm" svg:x="16.164cm" svg:y="9.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8" draw:layer="layout" svg:width="1.217cm" svg:height="0.911cm" svg:x="15.999cm" svg:y="9.535cm">
            <draw:text-box>
              <text:p text:style-name="P17">Do</text:p>
            </draw:text-box>
          </draw:frame>
        </draw:g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25T11:03:53.854917742</meta:creation-date>
    <dc:date>2024-02-25T11:20:20.769887683</dc:date>
    <meta:editing-duration>PT5M16S</meta:editing-duration>
    <meta:editing-cycles>1</meta:editing-cycles>
    <meta:document-statistic meta:object-count="123"/>
    <meta:generator>LibreOffice/6.0.7.3$Linux_X86_64 LibreOffice_project/00m0$Build-3</meta:generator>
  </office:meta>
</office:document-meta>
</file>